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mic Sans MS" fo:font-size="10.5pt" style:font-size-asian="10.5pt" style:font-size-complex="10.5pt"/>
    </style:style>
    <style:style style:name="P2" style:family="paragraph" style:parent-style-name="Standard" style:list-style-name="L1">
      <style:text-properties style:font-name="Comic Sans MS" fo:font-size="10.5pt" style:font-size-asian="10.5pt" style:font-size-complex="10.5pt"/>
    </style:style>
    <style:style style:name="P3" style:family="paragraph" style:parent-style-name="Standard" style:list-style-name="L1">
      <style:paragraph-properties fo:text-align="center" style:justify-single-word="false"/>
      <style:text-properties style:font-name="Comic Sans MS" fo:font-size="10.5pt" fo:font-weight="bold" style:font-size-asian="10.5pt" style:font-weight-asian="bold" style:font-size-complex="10.5pt" style:font-weight-complex="bold"/>
    </style:style>
    <style:style style:name="P4" style:family="paragraph" style:parent-style-name="Standard" style:list-style-name="L1">
      <style:paragraph-properties fo:text-align="center" style:justify-single-word="false"/>
      <style:text-properties style:font-name="Comic Sans MS" fo:font-size="14pt" style:text-underline-style="solid" style:text-underline-type="double" style:text-underline-width="auto" style:text-underline-color="font-color"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6811384701887965" text:style-name="L1">
        <text:list-header>
          <text:p text:style-name="P4">Insert, Update y Delete avanzada</text:p>
          <text:p text:style-name="P3"/>
        </text:list-header>
        <text:list-item>
          <text:p text:style-name="P2">Añade un campo en la tabla profesor para almacenar las asignaturas que imparte cada uno. Rellena este campo con los datos existentes.</text:p>
          <text:p text:style-name="P2"/>
        </text:list-item>
        <text:list-item>
          <text:p text:style-name="P2">Crea una nueva tabla en la que guardaremos el nombre del profesor y el número de alumnos que tiene cada profesor. Rellena la tabla con los datos existentes.</text:p>
          <text:p text:style-name="P2"/>
        </text:list-item>
        <text:list-item>
          <text:p text:style-name="P2">Crea un nuevo campo en la tabla asignatura para guardar el nombre de la titulación a la que pertenece. Rellena el campo con los datos existentes.</text:p>
          <text:p text:style-name="P2"/>
        </text:list-item>
        <text:list-item>
          <text:p text:style-name="P2">Borra las personas que no sean ni alumnos ni profesores.</text:p>
          <text:p text:style-name="P2"/>
        </text:list-item>
        <text:list-item>
          <text:p text:style-name="P2">Añade un nuevo campo en la tabla titulación para guardar el número de asignaturas que tiene cada titulación. Rellena el campo con los datos existentes.</text:p>
          <text:p text:style-name="P2"/>
        </text:list-item>
        <text:list-item>
          <text:p text:style-name="P2">Crea una nueva tabla para guardar el nombre del alumno, junto con el total que tiene que pagar por su matrícula. Recuerda que por cada repetición hay que subirle un 10%. <text:s/>Rellena la tabla con los datos existentes</text:p>
        </text:list-item>
      </text:list>
      <text:p text:style-name="P1"/>
      <text:list xml:id="list41385206" text:continue-numbering="true" text:style-name="L1">
        <text:list-item>
          <text:p text:style-name="P2">Añade un nuevo campo en la tabla alumnos para almacenar el número total de créditos del que está matriculado. Rellena el campo con los datos existentes.</text:p>
          <text:p text:style-name="P2"/>
        </text:list-item>
        <text:list-item>
          <text:p text:style-name="P2">Borra las titulaciones que no tengan ninguna asignatura</text:p>
          <text:p text:style-name="P2"/>
        </text:list-item>
        <text:list-item>
          <text:p text:style-name="P2">Crea una tabla profesores completas, en ellas que aparecerán el nombre, apellido, ciudad, teléfono y el número de titulaciones en las que da clase. <text:s/>Rellena la tabla con los datos existentes</text:p>
          <text:p text:style-name="P2"/>
        </text:list-item>
        <text:list-item>
          <text:p text:style-name="P2">Crea un campo en la tabla persona llamado ejer10 en el que se almacenará las dos primeras letras del nombre, un número que identificará donde aparece una “a” dentro del nombre, junto con el día de la fecha de nacimien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4T21:10:25.51</meta:creation-date>
    <dc:date>2013-03-04T21:25:33.68</dc:date>
    <meta:editing-duration>PT15M8S</meta:editing-duration>
    <meta:editing-cycles>2</meta:editing-cycles>
    <meta:generator>OpenOffice.org/3.4.1$Win32 OpenOffice.org_project/341m1$Build-9593</meta:generator>
    <meta:document-statistic meta:table-count="0" meta:image-count="0" meta:object-count="0" meta:page-count="1" meta:paragraph-count="11" meta:word-count="269" meta:character-count="1523"/>
  </office:meta>
</office:document-meta>
</file>